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T2" style:parent-style-name="Absatz-Standardschriftar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Systemschnittstellen</text:p>
      <text:h text:style-name="Überschrift1" text:outline-level="1">Dateisystem-Leitrechner</text:h>
      <text:h text:style-name="Überschrift2" text:outline-level="2">Einstellungen</text:h>
      <text:p text:style-name="Textbody">Speicherort:<text:s/>Backendserver</text:p>
      <text:p text:style-name="Textbody">Name:</text:p>
      <text:h text:style-name="Überschrift2" text:outline-level="2">Nutzerbezogene Einstellungen</text:h>
      <text:p text:style-name="Textbody">Systemadministrator</text:p>
      <text:p text:style-name="Textbody">Voller Zugriff RW</text:p>
      <text:h text:style-name="Überschrift2" text:outline-level="2">Gebäudekonfiguration</text:h>
      <text:p text:style-name="Textbody">Sollwertablage</text:p>
      <text:p text:style-name="Textbody">Metadatenablage</text:p>
      <text:p text:style-name="Textbody">Plausibilitätswerte</text:p>
      <text:h text:style-name="Überschrift1" text:outline-level="1">Client-Server-Kommunikation</text:h>
      <text:h text:style-name="Überschrift2" text:outline-level="2">Format für<text:s/><text:span text:style-name="T2">Anfragen</text:span></text:h>
      <text:p text:style-name="Textbody">Zeichenkette in einfachen char, maximale Länge 1024 Zeichen</text:p>
      <text:p text:style-name="Textbody">Bestandteile: &lt;Befehl&gt; &lt;Argumente&gt;</text:p>
      <text:p text:style-name="Textbody">Argumente werden durch Leerzeichen getrennt</text:p>
      <text:p text:style-name="Textbody">Mögliche Befehle:</text:p>
      <text:p text:style-name="Textbody">get: Abfrage eines Sensorwertes</text:p>
      <text:p text:style-name="Textbody">Argumente: &lt;Sensornummer&gt;</text:p>
      <text:p text:style-name="Textbody"/>
      <text:p text:style-name="Textbody">set: Setzten einen Aktors</text:p>
      <text:p text:style-name="Textbody">Argumente: &lt;Aktornummer&gt; &lt;<text:s/>Aktorwert&gt;</text:p>
      <text:p text:style-name="Textbody"/>
      <text:p text:style-name="Textbody">get: Abfrage eines<text:s/>Raumverantwortlichen</text:p>
      <text:p text:style-name="Textbody">Argumente: &lt;Raumnummer&gt;</text:p>
      <text:p text:style-name="Textbody"/>
      <text:p text:style-name="Textbody">set:<text:s/>Setzten eines Raumverantwortlichens</text:p>
      <text:p text:style-name="Textbody">Argumente: &lt;Raumnummer&gt;<text:s/>&lt;Raumverantwortlicher&gt;</text:p>
      <text:p text:style-name="Textbody"/>
      <text:soft-page-break/>
      <text:p text:style-name="Textbody">lock: Schließaktion</text:p>
      <text:p text:style-name="Textbody"/>
      <text:h text:style-name="Überschrift2" text:outline-level="2">Format für Antworten</text:h>
      <text:p text:style-name="Textbody">Zeichenkette in einfachen char, maximale Länge 1024 Zeichen</text:p>
      <text:p text:style-name="Textbody"/>
      <text:p text:style-name="Textbody">get: Abfrage eines Sensorwertes</text:p>
      <text:p text:style-name="Textbody">Rückgabewert: &lt;Sensorwert&gt;</text:p>
      <text:p text:style-name="Textbody"/>
      <text:p text:style-name="Textbody">set: Setzten einen Aktors</text:p>
      <text:p text:style-name="Textbody">Rückgabewert: &lt;Fehlercode&gt;</text:p>
      <text:p text:style-name="Textbody"/>
      <text:p text:style-name="Textbody">get: Abfrage eines Raumverantwortlichen</text:p>
      <text:p text:style-name="Textbody">Rückgabewert: &lt;Verantwortliche&gt;</text:p>
      <text:p text:style-name="Textbody"/>
      <text:p text:style-name="Textbody">set: Setzten eines Raumverantwortlichens</text:p>
      <text:p text:style-name="Textbody">Rückgabewert: &lt;Fehlercode&gt;</text:p>
      <text:p text:style-name="Standard"/>
      <text:h text:style-name="Überschrift1" text:outline-level="1">Server-Steuerung-Kommunikation</text:h>
      <text:p text:style-name="Textbody"/>
      <text:p text:style-name="Textbody">Leitrechner<text:s/>frag<text:s/>in regelmäßigen Abständen Daten der Steuerung ab</text:p>
      <text:p text:style-name="Textbody">Temperaturwerte von Sensoren werden<text:s/>in einem Stundentakt von Steuerung abgerufen</text:p>
      <text:p text:style-name="Textbody">Lichtwerte von Sensoren werden in einem angepassten Takt von Steuerung abgerufen</text:p>
      <text:p text:style-name="Textbody"/>
      <text:p text:style-name="Textbody">Ändert sich der Zustand der Präsenzanzeige so wird der Wert an den Server Übertragen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keSagasser</dc:creator>
    <meta:creation-date>2020-04-02T10:56:00Z</meta:creation-date>
    <dc:date>2021-05-12T10:49:00Z</dc:date>
    <meta:template xlink:href="Normal.dotm" xlink:type="simple"/>
    <meta:editing-cycles>14</meta:editing-cycles>
    <meta:editing-duration>PT0S</meta:editing-duration>
    <meta:document-statistic meta:page-count="2" meta:paragraph-count="2" meta:word-count="194" meta:character-count="1418" meta:row-count="10" meta:non-whitespace-character-count="1226"/>
  </office:meta>
</office:document-meta>
</file>